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15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 style:data-style-name="N115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 style:data-style-name="N115">
      <style:table-cell-properties style:text-align-source="fix" style:repeat-content="false" fo:border="none" style:vertical-align="middle"/>
      <style:paragraph-properties fo:text-align="center" fo:margin-left="0mm"/>
    </style:style>
    <style:style style:name="ce5" style:family="table-cell" style:parent-style-name="Default" style:data-style-name="N115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 table:number-columns-spanned="5" table:number-rows-spanned="1">
            <text:p>R</text:p>
          </table:table-cell>
          <table:covered-table-cell table:style-name="ce4"/>
          <table:covered-table-cell/>
          <table:covered-table-cell table:style-name="ce4"/>
          <table:covered-table-cell table:style-name="ce5"/>
          <table:table-cell table:style-name="ce2" office:value-type="string" calcext:value-type="string" table:number-columns-spanned="5" table:number-rows-spanned="1">
            <text:p>L</text:p>
          </table:table-cell>
          <table:covered-table-cell table:style-name="ce4"/>
          <table:covered-table-cell table:number-columns-repeated="2"/>
          <table:covered-table-cell table:style-name="ce5"/>
          <table:table-cell table:style-name="ce2" office:value-type="string" calcext:value-type="string" table:number-columns-spanned="5" table:number-rows-spanned="1">
            <text:p>F</text:p>
          </table:table-cell>
          <table:covered-table-cell table:style-name="ce4"/>
          <table:covered-table-cell/>
          <table:covered-table-cell table:style-name="ce4"/>
          <table:covered-table-cell table:style-name="ce5"/>
          <table:table-cell table:style-name="ce2" office:value-type="string" calcext:value-type="string" table:number-columns-spanned="5" table:number-rows-spanned="1">
            <text:p>B</text:p>
          </table:table-cell>
          <table:covered-table-cell table:style-name="ce4"/>
          <table:covered-table-cell table:number-columns-repeated="2"/>
          <table:covered-table-cell table:style-name="ce5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PWM［ms］</text:p>
          </table:table-cell>
          <table:table-cell table:style-name="ce4" office:value-type="string" calcext:value-type="string" table:number-columns-spanned="2" table:number-rows-spanned="1">
            <text:p>推力</text:p>
          </table:table-cell>
          <table:covered-table-cell/>
          <table:table-cell table:style-name="ce4" office:value-type="string" calcext:value-type="string" table:number-columns-spanned="1" table:number-rows-spanned="2">
            <text:p>PWM^2</text:p>
          </table:table-cell>
          <table:table-cell table:style-name="ce5" office:value-type="string" calcext:value-type="string" table:number-columns-spanned="1" table:number-rows-spanned="2">
            <text:p>PWM*R</text:p>
          </table:table-cell>
          <table:table-cell table:style-name="ce3" office:value-type="string" calcext:value-type="string" table:number-columns-spanned="1" table:number-rows-spanned="2">
            <text:p>PWM［ms］</text:p>
          </table:table-cell>
          <table:table-cell table:style-name="ce4" office:value-type="string" calcext:value-type="string" table:number-columns-spanned="2" table:number-rows-spanned="1">
            <text:p>推力</text:p>
          </table:table-cell>
          <table:covered-table-cell/>
          <table:table-cell table:style-name="ce4" office:value-type="string" calcext:value-type="string" table:number-columns-spanned="1" table:number-rows-spanned="2">
            <text:p>PWM^2</text:p>
          </table:table-cell>
          <table:table-cell table:style-name="ce5" office:value-type="string" calcext:value-type="string" table:number-columns-spanned="1" table:number-rows-spanned="2">
            <text:p>PWM*L</text:p>
          </table:table-cell>
          <table:table-cell table:style-name="ce3" office:value-type="string" calcext:value-type="string" table:number-columns-spanned="1" table:number-rows-spanned="2">
            <text:p>PWM［ms］</text:p>
          </table:table-cell>
          <table:table-cell table:style-name="ce4" office:value-type="string" calcext:value-type="string" table:number-columns-spanned="2" table:number-rows-spanned="1">
            <text:p>推力</text:p>
          </table:table-cell>
          <table:covered-table-cell/>
          <table:table-cell table:style-name="ce4" office:value-type="string" calcext:value-type="string" table:number-columns-spanned="1" table:number-rows-spanned="2">
            <text:p>PWM^2</text:p>
          </table:table-cell>
          <table:table-cell table:style-name="ce5" office:value-type="string" calcext:value-type="string" table:number-columns-spanned="1" table:number-rows-spanned="2">
            <text:p>PWM*F</text:p>
          </table:table-cell>
          <table:table-cell table:style-name="ce3" office:value-type="string" calcext:value-type="string" table:number-columns-spanned="1" table:number-rows-spanned="2">
            <text:p>PWM［ms］</text:p>
          </table:table-cell>
          <table:table-cell table:style-name="ce4" office:value-type="string" calcext:value-type="string" table:number-columns-spanned="2" table:number-rows-spanned="1">
            <text:p>推力</text:p>
          </table:table-cell>
          <table:covered-table-cell/>
          <table:table-cell office:value-type="string" calcext:value-type="string" table:number-columns-spanned="1" table:number-rows-spanned="2">
            <text:p>PWM^2</text:p>
          </table:table-cell>
          <table:table-cell table:style-name="ce5" office:value-type="string" calcext:value-type="string" table:number-columns-spanned="1" table:number-rows-spanned="2">
            <text:p>PWM*B</text:p>
          </table:table-cell>
          <table:table-cell table:number-columns-repeated="1003"/>
        </table:table-row>
        <table:table-row table:style-name="ro1">
          <table:table-cell/>
          <table:covered-table-cell table:style-name="ce3"/>
          <table:table-cell table:style-name="ce4" office:value-type="string" calcext:value-type="string">
            <text:p>[g]</text:p>
          </table:table-cell>
          <table:table-cell office:value-type="string" calcext:value-type="string">
            <text:p>[N]</text:p>
          </table:table-cell>
          <table:covered-table-cell table:style-name="ce4"/>
          <table:covered-table-cell table:style-name="ce5"/>
          <table:covered-table-cell table:style-name="ce3"/>
          <table:table-cell table:style-name="ce4" office:value-type="string" calcext:value-type="string">
            <text:p>[g]</text:p>
          </table:table-cell>
          <table:table-cell office:value-type="string" calcext:value-type="string">
            <text:p>[N]</text:p>
          </table:table-cell>
          <table:covered-table-cell table:style-name="ce4"/>
          <table:covered-table-cell table:style-name="ce5"/>
          <table:covered-table-cell table:style-name="ce3"/>
          <table:table-cell table:style-name="ce4" office:value-type="string" calcext:value-type="string">
            <text:p>[g]</text:p>
          </table:table-cell>
          <table:table-cell office:value-type="string" calcext:value-type="string">
            <text:p>[N]</text:p>
          </table:table-cell>
          <table:covered-table-cell table:style-name="ce4"/>
          <table:covered-table-cell table:style-name="ce5"/>
          <table:covered-table-cell table:style-name="ce3"/>
          <table:table-cell table:style-name="ce4" office:value-type="string" calcext:value-type="string">
            <text:p>[g]</text:p>
          </table:table-cell>
          <table:table-cell office:value-type="string" calcext:value-type="string">
            <text:p>[N]</text:p>
          </table:table-cell>
          <table:covered-table-cell/>
          <table:covered-table-cell table:style-name="ce5"/>
          <table:table-cell table:number-columns-repeated="1003"/>
        </table:table-row>
        <table:table-row table:style-name="ro1">
          <table:table-cell/>
          <table:table-cell table:style-name="ce3" office:value-type="float" office:value="1.179" calcext:value-type="float">
            <text:p>1.17900</text:p>
          </table:table-cell>
          <table:table-cell table:style-name="ce4" office:value-type="float" office:value="0" calcext:value-type="float">
            <text:p>0.00000</text:p>
          </table:table-cell>
          <table:table-cell table:formula="of:=[.C4]*0.001*9.80665" office:value-type="float" office:value="0" calcext:value-type="float">
            <text:p>0.00000</text:p>
          </table:table-cell>
          <table:table-cell table:style-name="ce4" table:formula="of:=[.B4]^2" office:value-type="float" office:value="1.390041" calcext:value-type="float">
            <text:p>1.39004</text:p>
          </table:table-cell>
          <table:table-cell table:style-name="ce5" table:formula="of:=[.B4]*[.D4]" office:value-type="float" office:value="0" calcext:value-type="float">
            <text:p>0.00000</text:p>
          </table:table-cell>
          <table:table-cell table:style-name="ce3" office:value-type="float" office:value="1.063" calcext:value-type="float">
            <text:p>1.06300</text:p>
          </table:table-cell>
          <table:table-cell table:style-name="ce4" office:value-type="float" office:value="0" calcext:value-type="float">
            <text:p>0.00000</text:p>
          </table:table-cell>
          <table:table-cell table:formula="of:=[.H4]*0.001*9.80665" office:value-type="float" office:value="0" calcext:value-type="float">
            <text:p>0.00000</text:p>
          </table:table-cell>
          <table:table-cell table:style-name="ce4" table:formula="of:=[.G4]^2" office:value-type="float" office:value="1.129969" calcext:value-type="float">
            <text:p>1.12997</text:p>
          </table:table-cell>
          <table:table-cell table:style-name="ce5" table:formula="of:=[.G4]*[.I4]" office:value-type="float" office:value="0" calcext:value-type="float">
            <text:p>0.00000</text:p>
          </table:table-cell>
          <table:table-cell table:style-name="ce3" office:value-type="float" office:value="1.063" calcext:value-type="float">
            <text:p>1.06300</text:p>
          </table:table-cell>
          <table:table-cell table:style-name="ce4" office:value-type="float" office:value="0" calcext:value-type="float">
            <text:p>0.00000</text:p>
          </table:table-cell>
          <table:table-cell table:formula="of:=[.M4]*0.001*9.80665" office:value-type="float" office:value="0" calcext:value-type="float">
            <text:p>0.00000</text:p>
          </table:table-cell>
          <table:table-cell table:style-name="ce4" table:formula="of:=[.L4]^2" office:value-type="float" office:value="1.129969" calcext:value-type="float">
            <text:p>1.12997</text:p>
          </table:table-cell>
          <table:table-cell table:style-name="ce5" table:formula="of:=[.L4]*[.N4]" office:value-type="float" office:value="0" calcext:value-type="float">
            <text:p>0.00000</text:p>
          </table:table-cell>
          <table:table-cell table:style-name="ce3" office:value-type="float" office:value="1.179" calcext:value-type="float">
            <text:p>1.17900</text:p>
          </table:table-cell>
          <table:table-cell table:style-name="ce4" office:value-type="float" office:value="0" calcext:value-type="float">
            <text:p>0.00000</text:p>
          </table:table-cell>
          <table:table-cell table:formula="of:=[.R4]*0.001*9.80665" office:value-type="float" office:value="0" calcext:value-type="float">
            <text:p>0.00000</text:p>
          </table:table-cell>
          <table:table-cell table:formula="of:=[.Q4]^2" office:value-type="float" office:value="1.390041" calcext:value-type="float">
            <text:p>1.39004</text:p>
          </table:table-cell>
          <table:table-cell table:style-name="ce5" table:formula="of:=[.Q4]*[.S4]" office:value-type="float" office:value="0" calcext:value-type="float">
            <text:p>0.0000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2" calcext:value-type="float">
            <text:p>1.20000</text:p>
          </table:table-cell>
          <table:table-cell table:style-name="ce4" office:value-type="float" office:value="12" calcext:value-type="float">
            <text:p>12.00000</text:p>
          </table:table-cell>
          <table:table-cell table:formula="of:=[.C5]*0.001*9.80665" office:value-type="float" office:value="0.1176798" calcext:value-type="float">
            <text:p>0.11768</text:p>
          </table:table-cell>
          <table:table-cell table:style-name="ce4" table:formula="of:=[.B5]^2" office:value-type="float" office:value="1.44" calcext:value-type="float">
            <text:p>1.44000</text:p>
          </table:table-cell>
          <table:table-cell table:style-name="ce5" table:formula="of:=[.B5]*[.D5]" office:value-type="float" office:value="0.14121576" calcext:value-type="float">
            <text:p>0.14122</text:p>
          </table:table-cell>
          <table:table-cell table:style-name="ce3" office:value-type="float" office:value="1.1" calcext:value-type="float">
            <text:p>1.10000</text:p>
          </table:table-cell>
          <table:table-cell table:style-name="ce4" office:value-type="float" office:value="13" calcext:value-type="float">
            <text:p>13.00000</text:p>
          </table:table-cell>
          <table:table-cell table:formula="of:=[.H5]*0.001*9.80665" office:value-type="float" office:value="0.12748645" calcext:value-type="float">
            <text:p>0.12749</text:p>
          </table:table-cell>
          <table:table-cell table:style-name="ce4" table:formula="of:=[.G5]^2" office:value-type="float" office:value="1.21" calcext:value-type="float">
            <text:p>1.21000</text:p>
          </table:table-cell>
          <table:table-cell table:style-name="ce5" table:formula="of:=[.G5]*[.I5]" office:value-type="float" office:value="0.140235095" calcext:value-type="float">
            <text:p>0.14024</text:p>
          </table:table-cell>
          <table:table-cell table:style-name="ce3" office:value-type="float" office:value="1.1" calcext:value-type="float">
            <text:p>1.10000</text:p>
          </table:table-cell>
          <table:table-cell table:style-name="ce4" office:value-type="float" office:value="16" calcext:value-type="float">
            <text:p>16.00000</text:p>
          </table:table-cell>
          <table:table-cell table:formula="of:=[.M5]*0.001*9.80665" office:value-type="float" office:value="0.1569064" calcext:value-type="float">
            <text:p>0.15691</text:p>
          </table:table-cell>
          <table:table-cell table:style-name="ce4" table:formula="of:=[.L5]^2" office:value-type="float" office:value="1.21" calcext:value-type="float">
            <text:p>1.21000</text:p>
          </table:table-cell>
          <table:table-cell table:style-name="ce5" table:formula="of:=[.L5]*[.N5]" office:value-type="float" office:value="0.17259704" calcext:value-type="float">
            <text:p>0.17260</text:p>
          </table:table-cell>
          <table:table-cell table:style-name="ce3" office:value-type="float" office:value="1.2" calcext:value-type="float">
            <text:p>1.20000</text:p>
          </table:table-cell>
          <table:table-cell table:style-name="ce4" office:value-type="float" office:value="12" calcext:value-type="float">
            <text:p>12.00000</text:p>
          </table:table-cell>
          <table:table-cell table:formula="of:=[.R5]*0.001*9.80665" office:value-type="float" office:value="0.1176798" calcext:value-type="float">
            <text:p>0.11768</text:p>
          </table:table-cell>
          <table:table-cell table:formula="of:=[.Q5]^2" office:value-type="float" office:value="1.44" calcext:value-type="float">
            <text:p>1.44000</text:p>
          </table:table-cell>
          <table:table-cell table:style-name="ce5" table:formula="of:=[.Q5]*[.S5]" office:value-type="float" office:value="0.14121576" calcext:value-type="float">
            <text:p>0.14122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25" calcext:value-type="float">
            <text:p>1.25000</text:p>
          </table:table-cell>
          <table:table-cell table:style-name="ce4" office:value-type="float" office:value="24" calcext:value-type="float">
            <text:p>24.00000</text:p>
          </table:table-cell>
          <table:table-cell table:formula="of:=[.C6]*0.001*9.80665" office:value-type="float" office:value="0.2353596" calcext:value-type="float">
            <text:p>0.23536</text:p>
          </table:table-cell>
          <table:table-cell table:style-name="ce4" table:formula="of:=[.B6]^2" office:value-type="float" office:value="1.5625" calcext:value-type="float">
            <text:p>1.56250</text:p>
          </table:table-cell>
          <table:table-cell table:style-name="ce5" table:formula="of:=[.B6]*[.D6]" office:value-type="float" office:value="0.2941995" calcext:value-type="float">
            <text:p>0.29420</text:p>
          </table:table-cell>
          <table:table-cell table:style-name="ce3" office:value-type="float" office:value="1.15" calcext:value-type="float">
            <text:p>1.15000</text:p>
          </table:table-cell>
          <table:table-cell table:style-name="ce4" office:value-type="float" office:value="23" calcext:value-type="float">
            <text:p>23.00000</text:p>
          </table:table-cell>
          <table:table-cell table:formula="of:=[.H6]*0.001*9.80665" office:value-type="float" office:value="0.22555295" calcext:value-type="float">
            <text:p>0.22555</text:p>
          </table:table-cell>
          <table:table-cell table:style-name="ce4" table:formula="of:=[.G6]^2" office:value-type="float" office:value="1.3225" calcext:value-type="float">
            <text:p>1.32250</text:p>
          </table:table-cell>
          <table:table-cell table:style-name="ce5" table:formula="of:=[.G6]*[.I6]" office:value-type="float" office:value="0.2593858925" calcext:value-type="float">
            <text:p>0.25939</text:p>
          </table:table-cell>
          <table:table-cell table:style-name="ce3" office:value-type="float" office:value="1.15" calcext:value-type="float">
            <text:p>1.15000</text:p>
          </table:table-cell>
          <table:table-cell table:style-name="ce4" office:value-type="float" office:value="26" calcext:value-type="float">
            <text:p>26.00000</text:p>
          </table:table-cell>
          <table:table-cell table:formula="of:=[.M6]*0.001*9.80665" office:value-type="float" office:value="0.2549729" calcext:value-type="float">
            <text:p>0.25497</text:p>
          </table:table-cell>
          <table:table-cell table:style-name="ce4" table:formula="of:=[.L6]^2" office:value-type="float" office:value="1.3225" calcext:value-type="float">
            <text:p>1.32250</text:p>
          </table:table-cell>
          <table:table-cell table:style-name="ce5" table:formula="of:=[.L6]*[.N6]" office:value-type="float" office:value="0.293218835" calcext:value-type="float">
            <text:p>0.29322</text:p>
          </table:table-cell>
          <table:table-cell table:style-name="ce3" office:value-type="float" office:value="1.25" calcext:value-type="float">
            <text:p>1.25000</text:p>
          </table:table-cell>
          <table:table-cell table:style-name="ce4" office:value-type="float" office:value="23" calcext:value-type="float">
            <text:p>23.00000</text:p>
          </table:table-cell>
          <table:table-cell table:formula="of:=[.R6]*0.001*9.80665" office:value-type="float" office:value="0.22555295" calcext:value-type="float">
            <text:p>0.22555</text:p>
          </table:table-cell>
          <table:table-cell table:formula="of:=[.Q6]^2" office:value-type="float" office:value="1.5625" calcext:value-type="float">
            <text:p>1.56250</text:p>
          </table:table-cell>
          <table:table-cell table:style-name="ce5" table:formula="of:=[.Q6]*[.S6]" office:value-type="float" office:value="0.2819411875" calcext:value-type="float">
            <text:p>0.28194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3" calcext:value-type="float">
            <text:p>1.30000</text:p>
          </table:table-cell>
          <table:table-cell table:style-name="ce4" office:value-type="float" office:value="37" calcext:value-type="float">
            <text:p>37.00000</text:p>
          </table:table-cell>
          <table:table-cell table:formula="of:=[.C7]*0.001*9.80665" office:value-type="float" office:value="0.36284605" calcext:value-type="float">
            <text:p>0.36285</text:p>
          </table:table-cell>
          <table:table-cell table:style-name="ce4" table:formula="of:=[.B7]^2" office:value-type="float" office:value="1.69" calcext:value-type="float">
            <text:p>1.69000</text:p>
          </table:table-cell>
          <table:table-cell table:style-name="ce5" table:formula="of:=[.B7]*[.D7]" office:value-type="float" office:value="0.471699865" calcext:value-type="float">
            <text:p>0.47170</text:p>
          </table:table-cell>
          <table:table-cell table:style-name="ce3" office:value-type="float" office:value="1.2" calcext:value-type="float">
            <text:p>1.20000</text:p>
          </table:table-cell>
          <table:table-cell table:style-name="ce4" office:value-type="float" office:value="32" calcext:value-type="float">
            <text:p>32.00000</text:p>
          </table:table-cell>
          <table:table-cell table:formula="of:=[.H7]*0.001*9.80665" office:value-type="float" office:value="0.3138128" calcext:value-type="float">
            <text:p>0.31381</text:p>
          </table:table-cell>
          <table:table-cell table:style-name="ce4" table:formula="of:=[.G7]^2" office:value-type="float" office:value="1.44" calcext:value-type="float">
            <text:p>1.44000</text:p>
          </table:table-cell>
          <table:table-cell table:style-name="ce5" table:formula="of:=[.G7]*[.I7]" office:value-type="float" office:value="0.37657536" calcext:value-type="float">
            <text:p>0.37658</text:p>
          </table:table-cell>
          <table:table-cell table:style-name="ce3" office:value-type="float" office:value="1.2" calcext:value-type="float">
            <text:p>1.20000</text:p>
          </table:table-cell>
          <table:table-cell table:style-name="ce4" office:value-type="float" office:value="36" calcext:value-type="float">
            <text:p>36.00000</text:p>
          </table:table-cell>
          <table:table-cell table:formula="of:=[.M7]*0.001*9.80665" office:value-type="float" office:value="0.3530394" calcext:value-type="float">
            <text:p>0.35304</text:p>
          </table:table-cell>
          <table:table-cell table:style-name="ce4" table:formula="of:=[.L7]^2" office:value-type="float" office:value="1.44" calcext:value-type="float">
            <text:p>1.44000</text:p>
          </table:table-cell>
          <table:table-cell table:style-name="ce5" table:formula="of:=[.L7]*[.N7]" office:value-type="float" office:value="0.42364728" calcext:value-type="float">
            <text:p>0.42365</text:p>
          </table:table-cell>
          <table:table-cell table:style-name="ce3" office:value-type="float" office:value="1.3" calcext:value-type="float">
            <text:p>1.30000</text:p>
          </table:table-cell>
          <table:table-cell table:style-name="ce4" office:value-type="float" office:value="35" calcext:value-type="float">
            <text:p>35.00000</text:p>
          </table:table-cell>
          <table:table-cell table:formula="of:=[.R7]*0.001*9.80665" office:value-type="float" office:value="0.34323275" calcext:value-type="float">
            <text:p>0.34323</text:p>
          </table:table-cell>
          <table:table-cell table:formula="of:=[.Q7]^2" office:value-type="float" office:value="1.69" calcext:value-type="float">
            <text:p>1.69000</text:p>
          </table:table-cell>
          <table:table-cell table:style-name="ce5" table:formula="of:=[.Q7]*[.S7]" office:value-type="float" office:value="0.446202575" calcext:value-type="float">
            <text:p>0.4462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35" calcext:value-type="float">
            <text:p>1.35000</text:p>
          </table:table-cell>
          <table:table-cell table:style-name="ce4" office:value-type="float" office:value="53" calcext:value-type="float">
            <text:p>53.00000</text:p>
          </table:table-cell>
          <table:table-cell table:formula="of:=[.C8]*0.001*9.80665" office:value-type="float" office:value="0.51975245" calcext:value-type="float">
            <text:p>0.51975</text:p>
          </table:table-cell>
          <table:table-cell table:style-name="ce4" table:formula="of:=[.B8]^2" office:value-type="float" office:value="1.8225" calcext:value-type="float">
            <text:p>1.82250</text:p>
          </table:table-cell>
          <table:table-cell table:style-name="ce5" table:formula="of:=[.B8]*[.D8]" office:value-type="float" office:value="0.7016658075" calcext:value-type="float">
            <text:p>0.70167</text:p>
          </table:table-cell>
          <table:table-cell table:style-name="ce3" office:value-type="float" office:value="1.25" calcext:value-type="float">
            <text:p>1.25000</text:p>
          </table:table-cell>
          <table:table-cell table:style-name="ce4" office:value-type="float" office:value="43" calcext:value-type="float">
            <text:p>43.00000</text:p>
          </table:table-cell>
          <table:table-cell table:formula="of:=[.H8]*0.001*9.80665" office:value-type="float" office:value="0.42168595" calcext:value-type="float">
            <text:p>0.42169</text:p>
          </table:table-cell>
          <table:table-cell table:style-name="ce4" table:formula="of:=[.G8]^2" office:value-type="float" office:value="1.5625" calcext:value-type="float">
            <text:p>1.56250</text:p>
          </table:table-cell>
          <table:table-cell table:style-name="ce5" table:formula="of:=[.G8]*[.I8]" office:value-type="float" office:value="0.5271074375" calcext:value-type="float">
            <text:p>0.52711</text:p>
          </table:table-cell>
          <table:table-cell table:style-name="ce3" office:value-type="float" office:value="1.25" calcext:value-type="float">
            <text:p>1.25000</text:p>
          </table:table-cell>
          <table:table-cell table:style-name="ce4" office:value-type="float" office:value="47" calcext:value-type="float">
            <text:p>47.00000</text:p>
          </table:table-cell>
          <table:table-cell table:formula="of:=[.M8]*0.001*9.80665" office:value-type="float" office:value="0.46091255" calcext:value-type="float">
            <text:p>0.46091</text:p>
          </table:table-cell>
          <table:table-cell table:style-name="ce4" table:formula="of:=[.L8]^2" office:value-type="float" office:value="1.5625" calcext:value-type="float">
            <text:p>1.56250</text:p>
          </table:table-cell>
          <table:table-cell table:style-name="ce5" table:formula="of:=[.L8]*[.N8]" office:value-type="float" office:value="0.5761406875" calcext:value-type="float">
            <text:p>0.57614</text:p>
          </table:table-cell>
          <table:table-cell table:style-name="ce3" office:value-type="float" office:value="1.35" calcext:value-type="float">
            <text:p>1.35000</text:p>
          </table:table-cell>
          <table:table-cell table:style-name="ce4" office:value-type="float" office:value="48" calcext:value-type="float">
            <text:p>48.00000</text:p>
          </table:table-cell>
          <table:table-cell table:formula="of:=[.R8]*0.001*9.80665" office:value-type="float" office:value="0.4707192" calcext:value-type="float">
            <text:p>0.47072</text:p>
          </table:table-cell>
          <table:table-cell table:formula="of:=[.Q8]^2" office:value-type="float" office:value="1.8225" calcext:value-type="float">
            <text:p>1.82250</text:p>
          </table:table-cell>
          <table:table-cell table:style-name="ce5" table:formula="of:=[.Q8]*[.S8]" office:value-type="float" office:value="0.63547092" calcext:value-type="float">
            <text:p>0.63547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4" calcext:value-type="float">
            <text:p>1.40000</text:p>
          </table:table-cell>
          <table:table-cell table:style-name="ce4" office:value-type="float" office:value="69" calcext:value-type="float">
            <text:p>69.00000</text:p>
          </table:table-cell>
          <table:table-cell table:formula="of:=[.C9]*0.001*9.80665" office:value-type="float" office:value="0.67665885" calcext:value-type="float">
            <text:p>0.67666</text:p>
          </table:table-cell>
          <table:table-cell table:style-name="ce4" table:formula="of:=[.B9]^2" office:value-type="float" office:value="1.96" calcext:value-type="float">
            <text:p>1.96000</text:p>
          </table:table-cell>
          <table:table-cell table:style-name="ce5" table:formula="of:=[.B9]*[.D9]" office:value-type="float" office:value="0.94732239" calcext:value-type="float">
            <text:p>0.94732</text:p>
          </table:table-cell>
          <table:table-cell table:style-name="ce3" office:value-type="float" office:value="1.3" calcext:value-type="float">
            <text:p>1.30000</text:p>
          </table:table-cell>
          <table:table-cell table:style-name="ce4" office:value-type="float" office:value="55" calcext:value-type="float">
            <text:p>55.00000</text:p>
          </table:table-cell>
          <table:table-cell table:formula="of:=[.H9]*0.001*9.80665" office:value-type="float" office:value="0.53936575" calcext:value-type="float">
            <text:p>0.53937</text:p>
          </table:table-cell>
          <table:table-cell table:style-name="ce4" table:formula="of:=[.G9]^2" office:value-type="float" office:value="1.69" calcext:value-type="float">
            <text:p>1.69000</text:p>
          </table:table-cell>
          <table:table-cell table:style-name="ce5" table:formula="of:=[.G9]*[.I9]" office:value-type="float" office:value="0.701175475" calcext:value-type="float">
            <text:p>0.70118</text:p>
          </table:table-cell>
          <table:table-cell table:style-name="ce3" office:value-type="float" office:value="1.3" calcext:value-type="float">
            <text:p>1.30000</text:p>
          </table:table-cell>
          <table:table-cell table:style-name="ce4" office:value-type="float" office:value="59" calcext:value-type="float">
            <text:p>59.00000</text:p>
          </table:table-cell>
          <table:table-cell table:formula="of:=[.M9]*0.001*9.80665" office:value-type="float" office:value="0.57859235" calcext:value-type="float">
            <text:p>0.57859</text:p>
          </table:table-cell>
          <table:table-cell table:style-name="ce4" table:formula="of:=[.L9]^2" office:value-type="float" office:value="1.69" calcext:value-type="float">
            <text:p>1.69000</text:p>
          </table:table-cell>
          <table:table-cell table:style-name="ce5" table:formula="of:=[.L9]*[.N9]" office:value-type="float" office:value="0.752170055" calcext:value-type="float">
            <text:p>0.75217</text:p>
          </table:table-cell>
          <table:table-cell table:style-name="ce3" office:value-type="float" office:value="1.4" calcext:value-type="float">
            <text:p>1.40000</text:p>
          </table:table-cell>
          <table:table-cell table:style-name="ce4" office:value-type="float" office:value="66" calcext:value-type="float">
            <text:p>66.00000</text:p>
          </table:table-cell>
          <table:table-cell table:formula="of:=[.R9]*0.001*9.80665" office:value-type="float" office:value="0.6472389" calcext:value-type="float">
            <text:p>0.64724</text:p>
          </table:table-cell>
          <table:table-cell table:formula="of:=[.Q9]^2" office:value-type="float" office:value="1.96" calcext:value-type="float">
            <text:p>1.96000</text:p>
          </table:table-cell>
          <table:table-cell table:style-name="ce5" table:formula="of:=[.Q9]*[.S9]" office:value-type="float" office:value="0.90613446" calcext:value-type="float">
            <text:p>0.90613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45" calcext:value-type="float">
            <text:p>1.45000</text:p>
          </table:table-cell>
          <table:table-cell table:style-name="ce4" office:value-type="float" office:value="88" calcext:value-type="float">
            <text:p>88.00000</text:p>
          </table:table-cell>
          <table:table-cell table:formula="of:=[.C10]*0.001*9.80665" office:value-type="float" office:value="0.8629852" calcext:value-type="float">
            <text:p>0.86299</text:p>
          </table:table-cell>
          <table:table-cell table:style-name="ce4" table:formula="of:=[.B10]^2" office:value-type="float" office:value="2.1025" calcext:value-type="float">
            <text:p>2.10250</text:p>
          </table:table-cell>
          <table:table-cell table:style-name="ce5" table:formula="of:=[.B10]*[.D10]" office:value-type="float" office:value="1.25132854" calcext:value-type="float">
            <text:p>1.25133</text:p>
          </table:table-cell>
          <table:table-cell table:style-name="ce3" office:value-type="float" office:value="1.35" calcext:value-type="float">
            <text:p>1.35000</text:p>
          </table:table-cell>
          <table:table-cell table:style-name="ce4" office:value-type="float" office:value="70" calcext:value-type="float">
            <text:p>70.00000</text:p>
          </table:table-cell>
          <table:table-cell table:formula="of:=[.H10]*0.001*9.80665" office:value-type="float" office:value="0.6864655" calcext:value-type="float">
            <text:p>0.68647</text:p>
          </table:table-cell>
          <table:table-cell table:style-name="ce4" table:formula="of:=[.G10]^2" office:value-type="float" office:value="1.8225" calcext:value-type="float">
            <text:p>1.82250</text:p>
          </table:table-cell>
          <table:table-cell table:style-name="ce5" table:formula="of:=[.G10]*[.I10]" office:value-type="float" office:value="0.926728425" calcext:value-type="float">
            <text:p>0.92673</text:p>
          </table:table-cell>
          <table:table-cell table:style-name="ce3" office:value-type="float" office:value="1.35" calcext:value-type="float">
            <text:p>1.35000</text:p>
          </table:table-cell>
          <table:table-cell table:style-name="ce4" office:value-type="float" office:value="75" calcext:value-type="float">
            <text:p>75.00000</text:p>
          </table:table-cell>
          <table:table-cell table:formula="of:=[.M10]*0.001*9.80665" office:value-type="float" office:value="0.73549875" calcext:value-type="float">
            <text:p>0.73550</text:p>
          </table:table-cell>
          <table:table-cell table:style-name="ce4" table:formula="of:=[.L10]^2" office:value-type="float" office:value="1.8225" calcext:value-type="float">
            <text:p>1.82250</text:p>
          </table:table-cell>
          <table:table-cell table:style-name="ce5" table:formula="of:=[.L10]*[.N10]" office:value-type="float" office:value="0.9929233125" calcext:value-type="float">
            <text:p>0.99292</text:p>
          </table:table-cell>
          <table:table-cell table:style-name="ce3" office:value-type="float" office:value="1.45" calcext:value-type="float">
            <text:p>1.45000</text:p>
          </table:table-cell>
          <table:table-cell table:style-name="ce4" office:value-type="float" office:value="85" calcext:value-type="float">
            <text:p>85.00000</text:p>
          </table:table-cell>
          <table:table-cell table:formula="of:=[.R10]*0.001*9.80665" office:value-type="float" office:value="0.83356525" calcext:value-type="float">
            <text:p>0.83357</text:p>
          </table:table-cell>
          <table:table-cell table:formula="of:=[.Q10]^2" office:value-type="float" office:value="2.1025" calcext:value-type="float">
            <text:p>2.10250</text:p>
          </table:table-cell>
          <table:table-cell table:style-name="ce5" table:formula="of:=[.Q10]*[.S10]" office:value-type="float" office:value="1.2086696125" calcext:value-type="float">
            <text:p>1.20867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5" calcext:value-type="float">
            <text:p>1.50000</text:p>
          </table:table-cell>
          <table:table-cell table:style-name="ce4" office:value-type="float" office:value="109" calcext:value-type="float">
            <text:p>109.00000</text:p>
          </table:table-cell>
          <table:table-cell table:formula="of:=[.C11]*0.001*9.80665" office:value-type="float" office:value="1.06892485" calcext:value-type="float">
            <text:p>1.06892</text:p>
          </table:table-cell>
          <table:table-cell table:style-name="ce4" table:formula="of:=[.B11]^2" office:value-type="float" office:value="2.25" calcext:value-type="float">
            <text:p>2.25000</text:p>
          </table:table-cell>
          <table:table-cell table:style-name="ce5" table:formula="of:=[.B11]*[.D11]" office:value-type="float" office:value="1.603387275" calcext:value-type="float">
            <text:p>1.60339</text:p>
          </table:table-cell>
          <table:table-cell table:style-name="ce3" office:value-type="float" office:value="1.4" calcext:value-type="float">
            <text:p>1.40000</text:p>
          </table:table-cell>
          <table:table-cell table:style-name="ce4" office:value-type="float" office:value="87" calcext:value-type="float">
            <text:p>87.00000</text:p>
          </table:table-cell>
          <table:table-cell table:formula="of:=[.H11]*0.001*9.80665" office:value-type="float" office:value="0.85317855" calcext:value-type="float">
            <text:p>0.85318</text:p>
          </table:table-cell>
          <table:table-cell table:style-name="ce4" table:formula="of:=[.G11]^2" office:value-type="float" office:value="1.96" calcext:value-type="float">
            <text:p>1.96000</text:p>
          </table:table-cell>
          <table:table-cell table:style-name="ce5" table:formula="of:=[.G11]*[.I11]" office:value-type="float" office:value="1.19444997" calcext:value-type="float">
            <text:p>1.19445</text:p>
          </table:table-cell>
          <table:table-cell table:style-name="ce3" office:value-type="float" office:value="1.4" calcext:value-type="float">
            <text:p>1.40000</text:p>
          </table:table-cell>
          <table:table-cell table:style-name="ce4" office:value-type="float" office:value="95" calcext:value-type="float">
            <text:p>95.00000</text:p>
          </table:table-cell>
          <table:table-cell table:formula="of:=[.M11]*0.001*9.80665" office:value-type="float" office:value="0.93163175" calcext:value-type="float">
            <text:p>0.93163</text:p>
          </table:table-cell>
          <table:table-cell table:style-name="ce4" table:formula="of:=[.L11]^2" office:value-type="float" office:value="1.96" calcext:value-type="float">
            <text:p>1.96000</text:p>
          </table:table-cell>
          <table:table-cell table:style-name="ce5" table:formula="of:=[.L11]*[.N11]" office:value-type="float" office:value="1.30428445" calcext:value-type="float">
            <text:p>1.30428</text:p>
          </table:table-cell>
          <table:table-cell table:style-name="ce3" office:value-type="float" office:value="1.5" calcext:value-type="float">
            <text:p>1.50000</text:p>
          </table:table-cell>
          <table:table-cell table:style-name="ce4" office:value-type="float" office:value="105" calcext:value-type="float">
            <text:p>105.00000</text:p>
          </table:table-cell>
          <table:table-cell table:formula="of:=[.R11]*0.001*9.80665" office:value-type="float" office:value="1.02969825" calcext:value-type="float">
            <text:p>1.02970</text:p>
          </table:table-cell>
          <table:table-cell table:formula="of:=[.Q11]^2" office:value-type="float" office:value="2.25" calcext:value-type="float">
            <text:p>2.25000</text:p>
          </table:table-cell>
          <table:table-cell table:style-name="ce5" table:formula="of:=[.Q11]*[.S11]" office:value-type="float" office:value="1.544547375" calcext:value-type="float">
            <text:p>1.544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55" calcext:value-type="float">
            <text:p>1.55000</text:p>
          </table:table-cell>
          <table:table-cell table:style-name="ce4" office:value-type="float" office:value="131" calcext:value-type="float">
            <text:p>131.00000</text:p>
          </table:table-cell>
          <table:table-cell table:formula="of:=[.C12]*0.001*9.80665" office:value-type="float" office:value="1.28467115" calcext:value-type="float">
            <text:p>1.28467</text:p>
          </table:table-cell>
          <table:table-cell table:style-name="ce4" table:formula="of:=[.B12]^2" office:value-type="float" office:value="2.4025" calcext:value-type="float">
            <text:p>2.40250</text:p>
          </table:table-cell>
          <table:table-cell table:style-name="ce5" table:formula="of:=[.B12]*[.D12]" office:value-type="float" office:value="1.9912402825" calcext:value-type="float">
            <text:p>1.99124</text:p>
          </table:table-cell>
          <table:table-cell table:style-name="ce3" office:value-type="float" office:value="1.45" calcext:value-type="float">
            <text:p>1.45000</text:p>
          </table:table-cell>
          <table:table-cell table:style-name="ce4" office:value-type="float" office:value="105" calcext:value-type="float">
            <text:p>105.00000</text:p>
          </table:table-cell>
          <table:table-cell table:formula="of:=[.H12]*0.001*9.80665" office:value-type="float" office:value="1.02969825" calcext:value-type="float">
            <text:p>1.02970</text:p>
          </table:table-cell>
          <table:table-cell table:style-name="ce4" table:formula="of:=[.G12]^2" office:value-type="float" office:value="2.1025" calcext:value-type="float">
            <text:p>2.10250</text:p>
          </table:table-cell>
          <table:table-cell table:style-name="ce5" table:formula="of:=[.G12]*[.I12]" office:value-type="float" office:value="1.4930624625" calcext:value-type="float">
            <text:p>1.49306</text:p>
          </table:table-cell>
          <table:table-cell table:style-name="ce3" office:value-type="float" office:value="1.45" calcext:value-type="float">
            <text:p>1.45000</text:p>
          </table:table-cell>
          <table:table-cell table:style-name="ce4" office:value-type="float" office:value="112" calcext:value-type="float">
            <text:p>112.00000</text:p>
          </table:table-cell>
          <table:table-cell table:formula="of:=[.M12]*0.001*9.80665" office:value-type="float" office:value="1.0983448" calcext:value-type="float">
            <text:p>1.09834</text:p>
          </table:table-cell>
          <table:table-cell table:style-name="ce4" table:formula="of:=[.L12]^2" office:value-type="float" office:value="2.1025" calcext:value-type="float">
            <text:p>2.10250</text:p>
          </table:table-cell>
          <table:table-cell table:style-name="ce5" table:formula="of:=[.L12]*[.N12]" office:value-type="float" office:value="1.59259996" calcext:value-type="float">
            <text:p>1.59260</text:p>
          </table:table-cell>
          <table:table-cell table:style-name="ce3" office:value-type="float" office:value="1.55" calcext:value-type="float">
            <text:p>1.55000</text:p>
          </table:table-cell>
          <table:table-cell table:style-name="ce4" office:value-type="float" office:value="126" calcext:value-type="float">
            <text:p>126.00000</text:p>
          </table:table-cell>
          <table:table-cell table:formula="of:=[.R12]*0.001*9.80665" office:value-type="float" office:value="1.2356379" calcext:value-type="float">
            <text:p>1.23564</text:p>
          </table:table-cell>
          <table:table-cell table:formula="of:=[.Q12]^2" office:value-type="float" office:value="2.4025" calcext:value-type="float">
            <text:p>2.40250</text:p>
          </table:table-cell>
          <table:table-cell table:style-name="ce5" table:formula="of:=[.Q12]*[.S12]" office:value-type="float" office:value="1.915238745" calcext:value-type="float">
            <text:p>1.91524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6" calcext:value-type="float">
            <text:p>1.60000</text:p>
          </table:table-cell>
          <table:table-cell table:style-name="ce4" office:value-type="float" office:value="157" calcext:value-type="float">
            <text:p>157.00000</text:p>
          </table:table-cell>
          <table:table-cell table:formula="of:=[.C13]*0.001*9.80665" office:value-type="float" office:value="1.53964405" calcext:value-type="float">
            <text:p>1.53964</text:p>
          </table:table-cell>
          <table:table-cell table:style-name="ce4" table:formula="of:=[.B13]^2" office:value-type="float" office:value="2.56" calcext:value-type="float">
            <text:p>2.56000</text:p>
          </table:table-cell>
          <table:table-cell table:style-name="ce5" table:formula="of:=[.B13]*[.D13]" office:value-type="float" office:value="2.46343048" calcext:value-type="float">
            <text:p>2.46343</text:p>
          </table:table-cell>
          <table:table-cell table:style-name="ce3" office:value-type="float" office:value="1.5" calcext:value-type="float">
            <text:p>1.50000</text:p>
          </table:table-cell>
          <table:table-cell table:style-name="ce4" office:value-type="float" office:value="123" calcext:value-type="float">
            <text:p>123.00000</text:p>
          </table:table-cell>
          <table:table-cell table:formula="of:=[.H13]*0.001*9.80665" office:value-type="float" office:value="1.20621795" calcext:value-type="float">
            <text:p>1.20622</text:p>
          </table:table-cell>
          <table:table-cell table:style-name="ce4" table:formula="of:=[.G13]^2" office:value-type="float" office:value="2.25" calcext:value-type="float">
            <text:p>2.25000</text:p>
          </table:table-cell>
          <table:table-cell table:style-name="ce5" table:formula="of:=[.G13]*[.I13]" office:value-type="float" office:value="1.809326925" calcext:value-type="float">
            <text:p>1.80933</text:p>
          </table:table-cell>
          <table:table-cell table:style-name="ce3" office:value-type="float" office:value="1.5" calcext:value-type="float">
            <text:p>1.50000</text:p>
          </table:table-cell>
          <table:table-cell table:style-name="ce4" office:value-type="float" office:value="128" calcext:value-type="float">
            <text:p>128.00000</text:p>
          </table:table-cell>
          <table:table-cell table:formula="of:=[.M13]*0.001*9.80665" office:value-type="float" office:value="1.2552512" calcext:value-type="float">
            <text:p>1.25525</text:p>
          </table:table-cell>
          <table:table-cell table:style-name="ce4" table:formula="of:=[.L13]^2" office:value-type="float" office:value="2.25" calcext:value-type="float">
            <text:p>2.25000</text:p>
          </table:table-cell>
          <table:table-cell table:style-name="ce5" table:formula="of:=[.L13]*[.N13]" office:value-type="float" office:value="1.8828768" calcext:value-type="float">
            <text:p>1.88288</text:p>
          </table:table-cell>
          <table:table-cell table:style-name="ce3" office:value-type="float" office:value="1.6" calcext:value-type="float">
            <text:p>1.60000</text:p>
          </table:table-cell>
          <table:table-cell table:style-name="ce4" office:value-type="float" office:value="148" calcext:value-type="float">
            <text:p>148.00000</text:p>
          </table:table-cell>
          <table:table-cell table:formula="of:=[.R13]*0.001*9.80665" office:value-type="float" office:value="1.4513842" calcext:value-type="float">
            <text:p>1.45138</text:p>
          </table:table-cell>
          <table:table-cell table:formula="of:=[.Q13]^2" office:value-type="float" office:value="2.56" calcext:value-type="float">
            <text:p>2.56000</text:p>
          </table:table-cell>
          <table:table-cell table:style-name="ce5" table:formula="of:=[.Q13]*[.S13]" office:value-type="float" office:value="2.32221472" calcext:value-type="float">
            <text:p>2.32221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65" calcext:value-type="float">
            <text:p>1.65000</text:p>
          </table:table-cell>
          <table:table-cell table:style-name="ce4" office:value-type="float" office:value="182" calcext:value-type="float">
            <text:p>182.00000</text:p>
          </table:table-cell>
          <table:table-cell table:formula="of:=[.C14]*0.001*9.80665" office:value-type="float" office:value="1.7848103" calcext:value-type="float">
            <text:p>1.78481</text:p>
          </table:table-cell>
          <table:table-cell table:style-name="ce4" table:formula="of:=[.B14]^2" office:value-type="float" office:value="2.7225" calcext:value-type="float">
            <text:p>2.72250</text:p>
          </table:table-cell>
          <table:table-cell table:style-name="ce5" table:formula="of:=[.B14]*[.D14]" office:value-type="float" office:value="2.944936995" calcext:value-type="float">
            <text:p>2.94494</text:p>
          </table:table-cell>
          <table:table-cell table:style-name="ce3" office:value-type="float" office:value="1.55" calcext:value-type="float">
            <text:p>1.55000</text:p>
          </table:table-cell>
          <table:table-cell table:style-name="ce4" office:value-type="float" office:value="142" calcext:value-type="float">
            <text:p>142.00000</text:p>
          </table:table-cell>
          <table:table-cell table:formula="of:=[.H14]*0.001*9.80665" office:value-type="float" office:value="1.3925443" calcext:value-type="float">
            <text:p>1.39254</text:p>
          </table:table-cell>
          <table:table-cell table:style-name="ce4" table:formula="of:=[.G14]^2" office:value-type="float" office:value="2.4025" calcext:value-type="float">
            <text:p>2.40250</text:p>
          </table:table-cell>
          <table:table-cell table:style-name="ce5" table:formula="of:=[.G14]*[.I14]" office:value-type="float" office:value="2.158443665" calcext:value-type="float">
            <text:p>2.15844</text:p>
          </table:table-cell>
          <table:table-cell table:style-name="ce3" office:value-type="float" office:value="1.55" calcext:value-type="float">
            <text:p>1.55000</text:p>
          </table:table-cell>
          <table:table-cell table:style-name="ce4" office:value-type="float" office:value="149" calcext:value-type="float">
            <text:p>149.00000</text:p>
          </table:table-cell>
          <table:table-cell table:formula="of:=[.M14]*0.001*9.80665" office:value-type="float" office:value="1.46119085" calcext:value-type="float">
            <text:p>1.46119</text:p>
          </table:table-cell>
          <table:table-cell table:style-name="ce4" table:formula="of:=[.L14]^2" office:value-type="float" office:value="2.4025" calcext:value-type="float">
            <text:p>2.40250</text:p>
          </table:table-cell>
          <table:table-cell table:style-name="ce5" table:formula="of:=[.L14]*[.N14]" office:value-type="float" office:value="2.2648458175" calcext:value-type="float">
            <text:p>2.26485</text:p>
          </table:table-cell>
          <table:table-cell table:style-name="ce3" office:value-type="float" office:value="1.65" calcext:value-type="float">
            <text:p>1.65000</text:p>
          </table:table-cell>
          <table:table-cell table:style-name="ce4" office:value-type="float" office:value="173" calcext:value-type="float">
            <text:p>173.00000</text:p>
          </table:table-cell>
          <table:table-cell table:formula="of:=[.R14]*0.001*9.80665" office:value-type="float" office:value="1.69655045" calcext:value-type="float">
            <text:p>1.69655</text:p>
          </table:table-cell>
          <table:table-cell table:formula="of:=[.Q14]^2" office:value-type="float" office:value="2.7225" calcext:value-type="float">
            <text:p>2.72250</text:p>
          </table:table-cell>
          <table:table-cell table:style-name="ce5" table:formula="of:=[.Q14]*[.S14]" office:value-type="float" office:value="2.7993082425" calcext:value-type="float">
            <text:p>2.79931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7" calcext:value-type="float">
            <text:p>1.70000</text:p>
          </table:table-cell>
          <table:table-cell table:style-name="ce4" office:value-type="float" office:value="207" calcext:value-type="float">
            <text:p>207.00000</text:p>
          </table:table-cell>
          <table:table-cell table:formula="of:=[.C15]*0.001*9.80665" office:value-type="float" office:value="2.02997655" calcext:value-type="float">
            <text:p>2.02998</text:p>
          </table:table-cell>
          <table:table-cell table:style-name="ce4" table:formula="of:=[.B15]^2" office:value-type="float" office:value="2.89" calcext:value-type="float">
            <text:p>2.89000</text:p>
          </table:table-cell>
          <table:table-cell table:style-name="ce5" table:formula="of:=[.B15]*[.D15]" office:value-type="float" office:value="3.450960135" calcext:value-type="float">
            <text:p>3.45096</text:p>
          </table:table-cell>
          <table:table-cell table:style-name="ce3" office:value-type="float" office:value="1.6" calcext:value-type="float">
            <text:p>1.60000</text:p>
          </table:table-cell>
          <table:table-cell table:style-name="ce4" office:value-type="float" office:value="163" calcext:value-type="float">
            <text:p>163.00000</text:p>
          </table:table-cell>
          <table:table-cell table:formula="of:=[.H15]*0.001*9.80665" office:value-type="float" office:value="1.59848395" calcext:value-type="float">
            <text:p>1.59848</text:p>
          </table:table-cell>
          <table:table-cell table:style-name="ce4" table:formula="of:=[.G15]^2" office:value-type="float" office:value="2.56" calcext:value-type="float">
            <text:p>2.56000</text:p>
          </table:table-cell>
          <table:table-cell table:style-name="ce5" table:formula="of:=[.G15]*[.I15]" office:value-type="float" office:value="2.55757432" calcext:value-type="float">
            <text:p>2.55757</text:p>
          </table:table-cell>
          <table:table-cell table:style-name="ce3" office:value-type="float" office:value="1.6" calcext:value-type="float">
            <text:p>1.60000</text:p>
          </table:table-cell>
          <table:table-cell table:style-name="ce4" office:value-type="float" office:value="168" calcext:value-type="float">
            <text:p>168.00000</text:p>
          </table:table-cell>
          <table:table-cell table:formula="of:=[.M15]*0.001*9.80665" office:value-type="float" office:value="1.6475172" calcext:value-type="float">
            <text:p>1.64752</text:p>
          </table:table-cell>
          <table:table-cell table:style-name="ce4" table:formula="of:=[.L15]^2" office:value-type="float" office:value="2.56" calcext:value-type="float">
            <text:p>2.56000</text:p>
          </table:table-cell>
          <table:table-cell table:style-name="ce5" table:formula="of:=[.L15]*[.N15]" office:value-type="float" office:value="2.63602752" calcext:value-type="float">
            <text:p>2.63603</text:p>
          </table:table-cell>
          <table:table-cell table:style-name="ce3" office:value-type="float" office:value="1.7" calcext:value-type="float">
            <text:p>1.70000</text:p>
          </table:table-cell>
          <table:table-cell table:style-name="ce4" office:value-type="float" office:value="190" calcext:value-type="float">
            <text:p>190.00000</text:p>
          </table:table-cell>
          <table:table-cell table:formula="of:=[.R15]*0.001*9.80665" office:value-type="float" office:value="1.8632635" calcext:value-type="float">
            <text:p>1.86326</text:p>
          </table:table-cell>
          <table:table-cell table:formula="of:=[.Q15]^2" office:value-type="float" office:value="2.89" calcext:value-type="float">
            <text:p>2.89000</text:p>
          </table:table-cell>
          <table:table-cell table:style-name="ce5" table:formula="of:=[.Q15]*[.S15]" office:value-type="float" office:value="3.16754795" calcext:value-type="float">
            <text:p>3.167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75" calcext:value-type="float">
            <text:p>1.75000</text:p>
          </table:table-cell>
          <table:table-cell table:style-name="ce4" office:value-type="float" office:value="232" calcext:value-type="float">
            <text:p>232.00000</text:p>
          </table:table-cell>
          <table:table-cell table:formula="of:=[.C16]*0.001*9.80665" office:value-type="float" office:value="2.2751428" calcext:value-type="float">
            <text:p>2.27514</text:p>
          </table:table-cell>
          <table:table-cell table:style-name="ce4" table:formula="of:=[.B16]^2" office:value-type="float" office:value="3.0625" calcext:value-type="float">
            <text:p>3.06250</text:p>
          </table:table-cell>
          <table:table-cell table:style-name="ce5" table:formula="of:=[.B16]*[.D16]" office:value-type="float" office:value="3.9814999" calcext:value-type="float">
            <text:p>3.98150</text:p>
          </table:table-cell>
          <table:table-cell table:style-name="ce3" office:value-type="float" office:value="1.65" calcext:value-type="float">
            <text:p>1.65000</text:p>
          </table:table-cell>
          <table:table-cell table:style-name="ce4" office:value-type="float" office:value="183" calcext:value-type="float">
            <text:p>183.00000</text:p>
          </table:table-cell>
          <table:table-cell table:formula="of:=[.H16]*0.001*9.80665" office:value-type="float" office:value="1.79461695" calcext:value-type="float">
            <text:p>1.79462</text:p>
          </table:table-cell>
          <table:table-cell table:style-name="ce4" table:formula="of:=[.G16]^2" office:value-type="float" office:value="2.7225" calcext:value-type="float">
            <text:p>2.72250</text:p>
          </table:table-cell>
          <table:table-cell table:style-name="ce5" table:formula="of:=[.G16]*[.I16]" office:value-type="float" office:value="2.9611179675" calcext:value-type="float">
            <text:p>2.96112</text:p>
          </table:table-cell>
          <table:table-cell table:style-name="ce3" office:value-type="float" office:value="1.65" calcext:value-type="float">
            <text:p>1.65000</text:p>
          </table:table-cell>
          <table:table-cell table:style-name="ce4" office:value-type="float" office:value="188" calcext:value-type="float">
            <text:p>188.00000</text:p>
          </table:table-cell>
          <table:table-cell table:formula="of:=[.M16]*0.001*9.80665" office:value-type="float" office:value="1.8436502" calcext:value-type="float">
            <text:p>1.84365</text:p>
          </table:table-cell>
          <table:table-cell table:style-name="ce4" table:formula="of:=[.L16]^2" office:value-type="float" office:value="2.7225" calcext:value-type="float">
            <text:p>2.72250</text:p>
          </table:table-cell>
          <table:table-cell table:style-name="ce5" table:formula="of:=[.L16]*[.N16]" office:value-type="float" office:value="3.04202283" calcext:value-type="float">
            <text:p>3.04202</text:p>
          </table:table-cell>
          <table:table-cell table:style-name="ce3" office:value-type="float" office:value="1.75" calcext:value-type="float">
            <text:p>1.75000</text:p>
          </table:table-cell>
          <table:table-cell table:style-name="ce4" office:value-type="float" office:value="210" calcext:value-type="float">
            <text:p>210.00000</text:p>
          </table:table-cell>
          <table:table-cell table:formula="of:=[.R16]*0.001*9.80665" office:value-type="float" office:value="2.0593965" calcext:value-type="float">
            <text:p>2.05940</text:p>
          </table:table-cell>
          <table:table-cell table:formula="of:=[.Q16]^2" office:value-type="float" office:value="3.0625" calcext:value-type="float">
            <text:p>3.06250</text:p>
          </table:table-cell>
          <table:table-cell table:style-name="ce5" table:formula="of:=[.Q16]*[.S16]" office:value-type="float" office:value="3.603943875" calcext:value-type="float">
            <text:p>3.60394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8" calcext:value-type="float">
            <text:p>1.80000</text:p>
          </table:table-cell>
          <table:table-cell table:style-name="ce4" office:value-type="float" office:value="256" calcext:value-type="float">
            <text:p>256.00000</text:p>
          </table:table-cell>
          <table:table-cell table:formula="of:=[.C17]*0.001*9.80665" office:value-type="float" office:value="2.5105024" calcext:value-type="float">
            <text:p>2.51050</text:p>
          </table:table-cell>
          <table:table-cell table:style-name="ce4" table:formula="of:=[.B17]^2" office:value-type="float" office:value="3.24" calcext:value-type="float">
            <text:p>3.24000</text:p>
          </table:table-cell>
          <table:table-cell table:style-name="ce5" table:formula="of:=[.B17]*[.D17]" office:value-type="float" office:value="4.51890432" calcext:value-type="float">
            <text:p>4.51890</text:p>
          </table:table-cell>
          <table:table-cell table:style-name="ce3" office:value-type="float" office:value="1.7" calcext:value-type="float">
            <text:p>1.70000</text:p>
          </table:table-cell>
          <table:table-cell table:style-name="ce4" office:value-type="float" office:value="202" calcext:value-type="float">
            <text:p>202.00000</text:p>
          </table:table-cell>
          <table:table-cell table:formula="of:=[.H17]*0.001*9.80665" office:value-type="float" office:value="1.9809433" calcext:value-type="float">
            <text:p>1.98094</text:p>
          </table:table-cell>
          <table:table-cell table:style-name="ce4" table:formula="of:=[.G17]^2" office:value-type="float" office:value="2.89" calcext:value-type="float">
            <text:p>2.89000</text:p>
          </table:table-cell>
          <table:table-cell table:style-name="ce5" table:formula="of:=[.G17]*[.I17]" office:value-type="float" office:value="3.36760361" calcext:value-type="float">
            <text:p>3.36760</text:p>
          </table:table-cell>
          <table:table-cell table:style-name="ce3" office:value-type="float" office:value="1.7" calcext:value-type="float">
            <text:p>1.70000</text:p>
          </table:table-cell>
          <table:table-cell table:style-name="ce4" office:value-type="float" office:value="211" calcext:value-type="float">
            <text:p>211.00000</text:p>
          </table:table-cell>
          <table:table-cell table:formula="of:=[.M17]*0.001*9.80665" office:value-type="float" office:value="2.06920315" calcext:value-type="float">
            <text:p>2.06920</text:p>
          </table:table-cell>
          <table:table-cell table:style-name="ce4" table:formula="of:=[.L17]^2" office:value-type="float" office:value="2.89" calcext:value-type="float">
            <text:p>2.89000</text:p>
          </table:table-cell>
          <table:table-cell table:style-name="ce5" table:formula="of:=[.L17]*[.N17]" office:value-type="float" office:value="3.517645355" calcext:value-type="float">
            <text:p>3.51765</text:p>
          </table:table-cell>
          <table:table-cell table:style-name="ce3" office:value-type="float" office:value="1.8" calcext:value-type="float">
            <text:p>1.80000</text:p>
          </table:table-cell>
          <table:table-cell table:style-name="ce4" office:value-type="float" office:value="234" calcext:value-type="float">
            <text:p>234.00000</text:p>
          </table:table-cell>
          <table:table-cell table:formula="of:=[.R17]*0.001*9.80665" office:value-type="float" office:value="2.2947561" calcext:value-type="float">
            <text:p>2.29476</text:p>
          </table:table-cell>
          <table:table-cell table:formula="of:=[.Q17]^2" office:value-type="float" office:value="3.24" calcext:value-type="float">
            <text:p>3.24000</text:p>
          </table:table-cell>
          <table:table-cell table:style-name="ce5" table:formula="of:=[.Q17]*[.S17]" office:value-type="float" office:value="4.13056098" calcext:value-type="float">
            <text:p>4.13056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85" calcext:value-type="float">
            <text:p>1.85000</text:p>
          </table:table-cell>
          <table:table-cell table:style-name="ce4" office:value-type="float" office:value="278" calcext:value-type="float">
            <text:p>278.00000</text:p>
          </table:table-cell>
          <table:table-cell table:formula="of:=[.C18]*0.001*9.80665" office:value-type="float" office:value="2.7262487" calcext:value-type="float">
            <text:p>2.72625</text:p>
          </table:table-cell>
          <table:table-cell table:style-name="ce4" table:formula="of:=[.B18]^2" office:value-type="float" office:value="3.4225" calcext:value-type="float">
            <text:p>3.42250</text:p>
          </table:table-cell>
          <table:table-cell table:style-name="ce5" table:formula="of:=[.B18]*[.D18]" office:value-type="float" office:value="5.043560095" calcext:value-type="float">
            <text:p>5.04356</text:p>
          </table:table-cell>
          <table:table-cell table:style-name="ce3" office:value-type="float" office:value="1.75" calcext:value-type="float">
            <text:p>1.75000</text:p>
          </table:table-cell>
          <table:table-cell table:style-name="ce4" office:value-type="float" office:value="222" calcext:value-type="float">
            <text:p>222.00000</text:p>
          </table:table-cell>
          <table:table-cell table:formula="of:=[.H18]*0.001*9.80665" office:value-type="float" office:value="2.1770763" calcext:value-type="float">
            <text:p>2.17708</text:p>
          </table:table-cell>
          <table:table-cell table:style-name="ce4" table:formula="of:=[.G18]^2" office:value-type="float" office:value="3.0625" calcext:value-type="float">
            <text:p>3.06250</text:p>
          </table:table-cell>
          <table:table-cell table:style-name="ce5" table:formula="of:=[.G18]*[.I18]" office:value-type="float" office:value="3.809883525" calcext:value-type="float">
            <text:p>3.80988</text:p>
          </table:table-cell>
          <table:table-cell table:style-name="ce3" office:value-type="float" office:value="1.75" calcext:value-type="float">
            <text:p>1.75000</text:p>
          </table:table-cell>
          <table:table-cell table:style-name="ce4" office:value-type="float" office:value="226" calcext:value-type="float">
            <text:p>226.00000</text:p>
          </table:table-cell>
          <table:table-cell table:formula="of:=[.M18]*0.001*9.80665" office:value-type="float" office:value="2.2163029" calcext:value-type="float">
            <text:p>2.21630</text:p>
          </table:table-cell>
          <table:table-cell table:style-name="ce4" table:formula="of:=[.L18]^2" office:value-type="float" office:value="3.0625" calcext:value-type="float">
            <text:p>3.06250</text:p>
          </table:table-cell>
          <table:table-cell table:style-name="ce5" table:formula="of:=[.L18]*[.N18]" office:value-type="float" office:value="3.878530075" calcext:value-type="float">
            <text:p>3.87853</text:p>
          </table:table-cell>
          <table:table-cell table:style-name="ce3" office:value-type="float" office:value="1.85" calcext:value-type="float">
            <text:p>1.85000</text:p>
          </table:table-cell>
          <table:table-cell table:style-name="ce4" office:value-type="float" office:value="253" calcext:value-type="float">
            <text:p>253.00000</text:p>
          </table:table-cell>
          <table:table-cell table:formula="of:=[.R18]*0.001*9.80665" office:value-type="float" office:value="2.48108245" calcext:value-type="float">
            <text:p>2.48108</text:p>
          </table:table-cell>
          <table:table-cell table:formula="of:=[.Q18]^2" office:value-type="float" office:value="3.4225" calcext:value-type="float">
            <text:p>3.42250</text:p>
          </table:table-cell>
          <table:table-cell table:style-name="ce5" table:formula="of:=[.Q18]*[.S18]" office:value-type="float" office:value="4.5900025325" calcext:value-type="float">
            <text:p>4.5900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float" office:value="1.9" calcext:value-type="float">
            <text:p>1.90000</text:p>
          </table:table-cell>
          <table:table-cell table:style-name="ce4" office:value-type="float" office:value="291" calcext:value-type="float">
            <text:p>291.00000</text:p>
          </table:table-cell>
          <table:table-cell table:formula="of:=[.C19]*0.001*9.80665" office:value-type="float" office:value="2.85373515" calcext:value-type="float">
            <text:p>2.85374</text:p>
          </table:table-cell>
          <table:table-cell table:style-name="ce4" table:formula="of:=[.B19]^2" office:value-type="float" office:value="3.61" calcext:value-type="float">
            <text:p>3.61000</text:p>
          </table:table-cell>
          <table:table-cell table:style-name="ce5" table:formula="of:=[.B19]*[.D19]" office:value-type="float" office:value="5.422096785" calcext:value-type="float">
            <text:p>5.42210</text:p>
          </table:table-cell>
          <table:table-cell table:style-name="ce3" office:value-type="float" office:value="1.8" calcext:value-type="float">
            <text:p>1.80000</text:p>
          </table:table-cell>
          <table:table-cell table:style-name="ce4" office:value-type="float" office:value="242" calcext:value-type="float">
            <text:p>242.00000</text:p>
          </table:table-cell>
          <table:table-cell table:formula="of:=[.H19]*0.001*9.80665" office:value-type="float" office:value="2.3732093" calcext:value-type="float">
            <text:p>2.37321</text:p>
          </table:table-cell>
          <table:table-cell table:style-name="ce4" table:formula="of:=[.G19]^2" office:value-type="float" office:value="3.24" calcext:value-type="float">
            <text:p>3.24000</text:p>
          </table:table-cell>
          <table:table-cell table:style-name="ce5" table:formula="of:=[.G19]*[.I19]" office:value-type="float" office:value="4.27177674" calcext:value-type="float">
            <text:p>4.27178</text:p>
          </table:table-cell>
          <table:table-cell table:style-name="ce3" office:value-type="float" office:value="1.8" calcext:value-type="float">
            <text:p>1.80000</text:p>
          </table:table-cell>
          <table:table-cell table:style-name="ce4" office:value-type="float" office:value="244" calcext:value-type="float">
            <text:p>244.00000</text:p>
          </table:table-cell>
          <table:table-cell table:formula="of:=[.M19]*0.001*9.80665" office:value-type="float" office:value="2.3928226" calcext:value-type="float">
            <text:p>2.39282</text:p>
          </table:table-cell>
          <table:table-cell table:style-name="ce4" table:formula="of:=[.L19]^2" office:value-type="float" office:value="3.24" calcext:value-type="float">
            <text:p>3.24000</text:p>
          </table:table-cell>
          <table:table-cell table:style-name="ce5" table:formula="of:=[.L19]*[.N19]" office:value-type="float" office:value="4.30708068" calcext:value-type="float">
            <text:p>4.30708</text:p>
          </table:table-cell>
          <table:table-cell table:style-name="ce3" office:value-type="float" office:value="1.9" calcext:value-type="float">
            <text:p>1.90000</text:p>
          </table:table-cell>
          <table:table-cell table:style-name="ce4" office:value-type="float" office:value="260" calcext:value-type="float">
            <text:p>260.00000</text:p>
          </table:table-cell>
          <table:table-cell table:formula="of:=[.R19]*0.001*9.80665" office:value-type="float" office:value="2.549729" calcext:value-type="float">
            <text:p>2.54973</text:p>
          </table:table-cell>
          <table:table-cell table:formula="of:=[.Q19]^2" office:value-type="float" office:value="3.61" calcext:value-type="float">
            <text:p>3.61000</text:p>
          </table:table-cell>
          <table:table-cell table:style-name="ce5" table:formula="of:=[.Q19]*[.S19]" office:value-type="float" office:value="4.8444851" calcext:value-type="float">
            <text:p>4.84449</text:p>
          </table:table-cell>
          <table:table-cell table:number-columns-repeated="1003"/>
        </table:table-row>
        <table:table-row table:style-name="ro1">
          <table:table-cell/>
          <table:table-cell table:style-name="ce3"/>
          <table:table-cell table:number-columns-repeated="3"/>
          <table:table-cell table:style-name="ce5"/>
          <table:table-cell table:style-name="ce3" office:value-type="float" office:value="1.85" calcext:value-type="float">
            <text:p>1.85000</text:p>
          </table:table-cell>
          <table:table-cell table:style-name="ce4" office:value-type="float" office:value="257" calcext:value-type="float">
            <text:p>257.00000</text:p>
          </table:table-cell>
          <table:table-cell table:formula="of:=[.H20]*0.001*9.80665" office:value-type="float" office:value="2.52030905" calcext:value-type="float">
            <text:p>2.52031</text:p>
          </table:table-cell>
          <table:table-cell table:style-name="ce4" table:formula="of:=[.G20]^2" office:value-type="float" office:value="3.4225" calcext:value-type="float">
            <text:p>3.42250</text:p>
          </table:table-cell>
          <table:table-cell table:style-name="ce5" table:formula="of:=[.G20]*[.I20]" office:value-type="float" office:value="4.6625717425" calcext:value-type="float">
            <text:p>4.66257</text:p>
          </table:table-cell>
          <table:table-cell table:style-name="ce3" office:value-type="float" office:value="1.85" calcext:value-type="float">
            <text:p>1.85000</text:p>
          </table:table-cell>
          <table:table-cell table:style-name="ce4" office:value-type="float" office:value="262" calcext:value-type="float">
            <text:p>262.00000</text:p>
          </table:table-cell>
          <table:table-cell table:formula="of:=[.M20]*0.001*9.80665" office:value-type="float" office:value="2.5693423" calcext:value-type="float">
            <text:p>2.56934</text:p>
          </table:table-cell>
          <table:table-cell table:style-name="ce4" table:formula="of:=[.L20]^2" office:value-type="float" office:value="3.4225" calcext:value-type="float">
            <text:p>3.42250</text:p>
          </table:table-cell>
          <table:table-cell table:style-name="ce5" table:formula="of:=[.L20]*[.N20]" office:value-type="float" office:value="4.753283255" calcext:value-type="float">
            <text:p>4.75328</text:p>
          </table:table-cell>
          <table:table-cell table:style-name="ce3"/>
          <table:table-cell table:number-columns-repeated="3"/>
          <table:table-cell table:style-name="ce5"/>
          <table:table-cell table:number-columns-repeated="1003"/>
        </table:table-row>
        <table:table-row table:style-name="ro1">
          <table:table-cell/>
          <table:table-cell table:style-name="ce3"/>
          <table:table-cell table:number-columns-repeated="3"/>
          <table:table-cell table:style-name="ce5"/>
          <table:table-cell table:style-name="ce3" office:value-type="float" office:value="1.9" calcext:value-type="float">
            <text:p>1.90000</text:p>
          </table:table-cell>
          <table:table-cell table:style-name="ce4" office:value-type="float" office:value="273" calcext:value-type="float">
            <text:p>273.00000</text:p>
          </table:table-cell>
          <table:table-cell table:formula="of:=[.H21]*0.001*9.80665" office:value-type="float" office:value="2.67721545" calcext:value-type="float">
            <text:p>2.67722</text:p>
          </table:table-cell>
          <table:table-cell table:style-name="ce4" table:formula="of:=[.G21]^2" office:value-type="float" office:value="3.61" calcext:value-type="float">
            <text:p>3.61000</text:p>
          </table:table-cell>
          <table:table-cell table:style-name="ce5" table:formula="of:=[.G21]*[.I21]" office:value-type="float" office:value="5.086709355" calcext:value-type="float">
            <text:p>5.08671</text:p>
          </table:table-cell>
          <table:table-cell table:style-name="ce3"/>
          <table:table-cell table:number-columns-repeated="3"/>
          <table:table-cell table:style-name="ce5"/>
          <table:table-cell table:style-name="ce3"/>
          <table:table-cell table:number-columns-repeated="3"/>
          <table:table-cell table:style-name="ce5"/>
          <table:table-cell table:number-columns-repeated="1003"/>
        </table:table-row>
        <table:table-row table:style-name="ro1">
          <table:table-cell/>
          <table:table-cell table:style-name="ce3"/>
          <table:table-cell table:style-name="ce4"/>
          <table:table-cell/>
          <table:table-cell table:style-name="ce4"/>
          <table:table-cell table:style-name="ce5"/>
          <table:table-cell table:style-name="ce3"/>
          <table:table-cell/>
          <table:table-cell table:style-name="ce4" table:number-columns-repeated="2"/>
          <table:table-cell table:style-name="ce5"/>
          <table:table-cell table:style-name="ce3"/>
          <table:table-cell/>
          <table:table-cell table:style-name="ce4" table:number-columns-repeated="2"/>
          <table:table-cell table:style-name="ce5"/>
          <table:table-cell table:style-name="ce3"/>
          <table:table-cell table:number-columns-repeated="3"/>
          <table:table-cell table:style-name="ce5"/>
          <table:table-cell table:number-columns-repeated="1003"/>
        </table:table-row>
        <table:table-row table:style-name="ro1">
          <table:table-cell office:value-type="string" calcext:value-type="string">
            <text:p>合計</text:p>
          </table:table-cell>
          <table:table-cell table:style-name="ce3" table:formula="of:=SUM([.B4:.B19])" office:value-type="float" office:value="24.429" calcext:value-type="float">
            <text:p>24.42900</text:p>
          </table:table-cell>
          <table:table-cell table:style-name="ce4" table:formula="of:=SUM([.C4:.C19])" office:value-type="float" office:value="2126" calcext:value-type="float">
            <text:p>2,126.00000</text:p>
          </table:table-cell>
          <table:table-cell table:style-name="ce4" table:formula="of:=SUM([.D4:.D19])" office:value-type="float" office:value="20.8489379" calcext:value-type="float">
            <text:p>20.84894</text:p>
          </table:table-cell>
          <table:table-cell table:style-name="ce4" table:formula="of:=SUM([.E4:.E19])" office:value-type="float" office:value="38.127541" calcext:value-type="float">
            <text:p>38.12754</text:p>
          </table:table-cell>
          <table:table-cell table:style-name="ce5" table:formula="of:=SUM([.F4:.F19])" office:value-type="float" office:value="35.22744813" calcext:value-type="float">
            <text:p>35.22745</text:p>
          </table:table-cell>
          <table:table-cell table:style-name="ce3" table:formula="of:=SUM([.G4:.G21])" office:value-type="float" office:value="26.563" calcext:value-type="float">
            <text:p>26.56300</text:p>
          </table:table-cell>
          <table:table-cell table:style-name="ce4" table:formula="of:=SUM([.H4:.H21])" office:value-type="float" office:value="2235" calcext:value-type="float">
            <text:p>2,235.00000</text:p>
          </table:table-cell>
          <table:table-cell table:style-name="ce4" table:formula="of:=SUM([.I4:.I21])" office:value-type="float" office:value="21.91786275" calcext:value-type="float">
            <text:p>21.91786</text:p>
          </table:table-cell>
          <table:table-cell table:style-name="ce4" table:formula="of:=SUM([.J4:.J21])" office:value-type="float" office:value="40.399969" calcext:value-type="float">
            <text:p>40.39997</text:p>
          </table:table-cell>
          <table:table-cell table:style-name="ce5" table:formula="of:=SUM([.K4:.K21])" office:value-type="float" office:value="36.3037279675" calcext:value-type="float">
            <text:p>36.30373</text:p>
          </table:table-cell>
          <table:table-cell table:style-name="ce3" table:formula="of:=SUM([.L4:.L20])" office:value-type="float" office:value="24.663" calcext:value-type="float">
            <text:p>24.66300</text:p>
          </table:table-cell>
          <table:table-cell table:style-name="ce4" table:formula="of:=SUM([.M4:.M20])" office:value-type="float" office:value="2042" calcext:value-type="float">
            <text:p>2,042.00000</text:p>
          </table:table-cell>
          <table:table-cell table:style-name="ce4" table:formula="of:=SUM([.N4:.N20])" office:value-type="float" office:value="20.0251793" calcext:value-type="float">
            <text:p>20.02518</text:p>
          </table:table-cell>
          <table:table-cell table:style-name="ce4" table:formula="of:=SUM([.O4:.O20])" office:value-type="float" office:value="36.789969" calcext:value-type="float">
            <text:p>36.78997</text:p>
          </table:table-cell>
          <table:table-cell table:style-name="ce5" table:formula="of:=SUM([.P4:.P20])" office:value-type="float" office:value="32.3898939525" calcext:value-type="float">
            <text:p>32.38989</text:p>
          </table:table-cell>
          <table:table-cell table:style-name="ce3" table:formula="of:=SUM([.Q4:.Q19])" office:value-type="float" office:value="24.429" calcext:value-type="float">
            <text:p>24.42900</text:p>
          </table:table-cell>
          <table:table-cell table:style-name="ce4" table:formula="of:=SUM([.R4:.R19])" office:value-type="float" office:value="1968" calcext:value-type="float">
            <text:p>1,968.00000</text:p>
          </table:table-cell>
          <table:table-cell table:style-name="ce4" table:formula="of:=SUM([.S4:.S19])" office:value-type="float" office:value="19.2994872" calcext:value-type="float">
            <text:p>19.29949</text:p>
          </table:table-cell>
          <table:table-cell table:style-name="ce4" table:formula="of:=SUM([.T4:.T19])" office:value-type="float" office:value="38.127541" calcext:value-type="float">
            <text:p>38.12754</text:p>
          </table:table-cell>
          <table:table-cell table:style-name="ce5" table:formula="of:=SUM([.U4:.U19])" office:value-type="float" office:value="32.537484035" calcext:value-type="float">
            <text:p>32.53748</text:p>
          </table:table-cell>
          <table:table-cell table:number-columns-repeated="1003"/>
        </table:table-row>
        <table:table-row table:style-name="ro1">
          <table:table-cell/>
          <table:table-cell table:style-name="ce3"/>
          <table:table-cell table:number-columns-repeated="3"/>
          <table:table-cell table:style-name="ce5"/>
          <table:table-cell table:style-name="ce3"/>
          <table:table-cell table:number-columns-repeated="3"/>
          <table:table-cell table:style-name="ce5"/>
          <table:table-cell table:style-name="ce3"/>
          <table:table-cell table:number-columns-repeated="3"/>
          <table:table-cell table:style-name="ce5"/>
          <table:table-cell table:style-name="ce3"/>
          <table:table-cell table:number-columns-repeated="3"/>
          <table:table-cell table:style-name="ce5"/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table:style-name="ce3" table:formula="of:=(16*[.F23]-[.B23]*[.D23])/(16*[.E23]-[.B23]^2)" office:value-type="float" office:value="4.09514080287293" calcext:value-type="float">
            <text:p>4.09514</text:p>
          </table:table-cell>
          <table:table-cell table:number-columns-repeated="3"/>
          <table:table-cell table:style-name="ce5"/>
          <table:table-cell table:style-name="ce3" table:formula="of:=(18*[.K23]-[.G23]*[.I23])/(18*[.J23]-[.G23]^2)" office:value-type="float" office:value="3.29822063909968" calcext:value-type="float">
            <text:p>3.29822</text:p>
          </table:table-cell>
          <table:table-cell table:number-columns-repeated="3"/>
          <table:table-cell table:style-name="ce5"/>
          <table:table-cell table:style-name="ce3" table:formula="of:=(17*[.P23]-[.L23]*[.N23])/(17*[.O23]-[.L23]^2)" office:value-type="float" office:value="3.30580901050127" calcext:value-type="float">
            <text:p>3.30581</text:p>
          </table:table-cell>
          <table:table-cell table:number-columns-repeated="3"/>
          <table:table-cell table:style-name="ce5"/>
          <table:table-cell table:style-name="ce3" table:formula="of:=(16*[.U23]-[.Q23]*[.S23])/(16*[.T23]-[.Q23]^2)" office:value-type="float" office:value="3.70403300444079" calcext:value-type="float">
            <text:p>3.70403</text:p>
          </table:table-cell>
          <table:table-cell table:number-columns-repeated="3"/>
          <table:table-cell table:style-name="ce5"/>
          <table:table-cell table:number-columns-repeated="1003"/>
        </table:table-row>
        <table:table-row table:style-name="ro1">
          <table:table-cell office:value-type="string" calcext:value-type="string">
            <text:p>b</text:p>
          </table:table-cell>
          <table:table-cell table:style-name="ce3" table:formula="of:=([.E23]*[.D23]-[.B23]*[.F23])/(16*[.E23]-[.B23]^2)" office:value-type="float" office:value="-4.94945354833643" calcext:value-type="float">
            <text:p>-4.94945</text:p>
          </table:table-cell>
          <table:table-cell table:number-columns-repeated="3"/>
          <table:table-cell table:style-name="ce5"/>
          <table:table-cell table:style-name="ce3" table:formula="of:=([.J23]*[.I23]-[.G23]*[.K23])/(18*[.J23]-[.G23]^2)" office:value-type="float" office:value="-3.64959844924471" calcext:value-type="float">
            <text:p>-3.64960</text:p>
          </table:table-cell>
          <table:table-cell table:number-columns-repeated="3"/>
          <table:table-cell table:style-name="ce5"/>
          <table:table-cell table:style-name="ce3" table:formula="of:=([.O23]*[.N23]-[.L23]*[.P23])/(17*[.O23]-[.L23]^2)" office:value-type="float" office:value="-3.6179993132937" calcext:value-type="float">
            <text:p>-3.61800</text:p>
          </table:table-cell>
          <table:table-cell table:number-columns-repeated="3"/>
          <table:table-cell table:style-name="ce5"/>
          <table:table-cell table:style-name="ce3" table:formula="of:=([.T23]*[.S23]-[.Q23]*[.U23])/(16*[.T23]-[.Q23]^2)" office:value-type="float" office:value="-4.44914594159275" calcext:value-type="float">
            <text:p>-4.44915</text:p>
          </table:table-cell>
          <table:table-cell table:number-columns-repeated="3"/>
          <table:table-cell table:style-name="ce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.18" calcext:value-type="float">
            <text:p>1.18000</text:p>
          </table:table-cell>
          <table:table-cell table:formula="of:=[.B25]*[.B28]+[.B26]" office:value-type="float" office:value="-0.117187400946367" calcext:value-type="float">
            <text:p>-0.11719</text:p>
          </table:table-cell>
          <table:table-cell table:number-columns-repeated="3"/>
          <table:table-cell office:value-type="float" office:value="1.06" calcext:value-type="float">
            <text:p>1.06000</text:p>
          </table:table-cell>
          <table:table-cell table:formula="of:=[.G25]*[.G28]+[.G26]" office:value-type="float" office:value="-0.153484571799056" calcext:value-type="float">
            <text:p>-0.15348</text:p>
          </table:table-cell>
          <table:table-cell table:number-columns-repeated="3"/>
          <table:table-cell office:value-type="float" office:value="1.06" calcext:value-type="float">
            <text:p>1.06000</text:p>
          </table:table-cell>
          <table:table-cell table:formula="of:=[.L25]*[.L28]+[.L26]" office:value-type="float" office:value="-0.113841762162355" calcext:value-type="float">
            <text:p>-0.11384</text:p>
          </table:table-cell>
          <table:table-cell table:number-columns-repeated="3"/>
          <table:table-cell office:value-type="float" office:value="1.18" calcext:value-type="float">
            <text:p>1.18000</text:p>
          </table:table-cell>
          <table:table-cell table:formula="of:=[.Q25]*[.Q28]+[.Q26]" office:value-type="float" office:value="-0.0783869963526209" calcext:value-type="float">
            <text:p>-0.0783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.9" calcext:value-type="float">
            <text:p>1.90000</text:p>
          </table:table-cell>
          <table:table-cell table:formula="of:=[.B25]*[.B29]+[.B26]" office:value-type="float" office:value="2.83131397712214" calcext:value-type="float">
            <text:p>2.83131</text:p>
          </table:table-cell>
          <table:table-cell table:number-columns-repeated="3"/>
          <table:table-cell office:value-type="float" office:value="1.9" calcext:value-type="float">
            <text:p>1.90000</text:p>
          </table:table-cell>
          <table:table-cell table:formula="of:=[.G25]*[.G29]+[.G26]" office:value-type="float" office:value="2.61702076504467" calcext:value-type="float">
            <text:p>2.61702</text:p>
          </table:table-cell>
          <table:table-cell table:number-columns-repeated="3"/>
          <table:table-cell office:value-type="float" office:value="1.85" calcext:value-type="float">
            <text:p>1.85000</text:p>
          </table:table-cell>
          <table:table-cell table:formula="of:=[.L25]*[.L29]+[.L26]" office:value-type="float" office:value="2.49774735613365" calcext:value-type="float">
            <text:p>2.49775</text:p>
          </table:table-cell>
          <table:table-cell table:number-columns-repeated="3"/>
          <table:table-cell office:value-type="float" office:value="1.9" calcext:value-type="float">
            <text:p>1.90000</text:p>
          </table:table-cell>
          <table:table-cell table:formula="of:=[.Q25]*[.Q29]+[.Q26]" office:value-type="float" office:value="2.58851676684475" calcext:value-type="float">
            <text:p>2.58852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5" loext:min-decimal-places="5" number:min-integer-digits="1" number:grouping="true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00/00/00</text:date>, <text:time style:data-style-name="N2" text:time-value="17:14:04.34111262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6:26:19.563831002</meta:creation-date>
    <dc:date>2016-12-12T17:17:12.197433183</dc:date>
    <meta:editing-duration>PT47M36S</meta:editing-duration>
    <meta:editing-cycles>11</meta:editing-cycles>
    <meta:generator>LibreOffice/5.1.4.2$Linux_X86_64 LibreOffice_project/10m0$Build-2</meta:generator>
    <meta:document-statistic meta:table-count="1" meta:cell-count="410" meta:object-count="0"/>
  </office:meta>
</office:document-meta>
</file>